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list-style-name="L4">
      <style:paragraph-properties fo:text-align="start" style:justify-single-word="false"/>
    </style:style>
    <style:style style:name="P6"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Winkler</text:p>
      <text:p text:style-name="Standard">ENG110 E3</text:p>
      <text:p text:style-name="Standard">2/15/16</text:p>
      <text:p text:style-name="Standard"/>
      <text:p text:style-name="P1">Project 1: Evidence Gathering Worksheet</text:p>
      <text:p text:style-name="P2"/>
      <text:list xml:id="list4538588581524345893" text:style-name="L1">
        <text:list-item>
          <text:p text:style-name="P3"/>
        </text:list-item>
      </text:list>
      <text:list xml:id="list3198658107796783010" text:style-name="L3">
        <text:list-item>
          <text:p text:style-name="P4">Paul Krugman has several jobs. He's a professor of economics and international affairs at Princeton University, a Centenary Professor at the London School of Economics, and writes as an op-ed columnist for The New York Times. He also writes a monthly column for <text:span text:style-name="T4">Slate</text:span><text:span text:style-name="T3"> magazine.</text:span> According to his website, he's written 23 books, primarily on the topics of international trade and finance, and in 2008 was awarded the Nobel Memorial Prize in Economic Sciences for his work on international trade patterns. The article to which I'm responding, entitled “Confronting Inequality”, is a chapter from his 2007 book, <text:span text:style-name="T4">The Conscience of a Liberal</text:span><text:span text:style-name="T3">. As a professor of economics at both Princeton and the London School of Economics, not to mention a Nobel Memorial Prize winner, Krugman seems excedingly qualified to write on the topic of economic inequality in America. The only fact that might raise questions about his credibility on the topic of income inequality in America is that his most lauded work seems to have been done in the field of international economics, as opposed to domestic.</text:span></text:p>
        </text:list-item>
        <text:list-item>
          <text:p text:style-name="P4">Gary Becker is deceased, but in his life he was a professor of economics and sociology at the University of Chicago's Booth School of Business, and wrote a column for <text:span text:style-name="T4">BusinessWeek</text:span><text:span text:style-name="T3">. He was also a Nobel laureate in economics.</text:span> Kevin M. Murphy works as a professor of Economics at the University of Chicago Booth School of Business and as a Senior Fellow at the Hoover Institution. Becker and Murphy's essay, “The Upside of Income Inequality”, was originally published in the May/June 2007 issue of the <text:span text:style-name="T4">American</text:span><text:span text:style-name="T3">, a magazine from the American Enterprise Institute. As professors of economics at the University of Chicago (one of the best business schools in America), Becker and Murphy both appear qualified to write on the topic of economic inequality. Becker also had the distinction of being a Nobel laureate, which only increases his credibility. </text:span></text:p>
        </text:list-item>
      </text:list>
      <text:list xml:id="list32591673" text:continue-list="list4538588581524345893" text:style-name="L1">
        <text:list-item>
          <text:p text:style-name="P3"/>
        </text:list-item>
      </text:list>
      <text:list xml:id="list6980348969089794546" text:style-name="L4">
        <text:list-item>
          <text:p text:style-name="P6">Krugman</text:p>
        </text:list-item>
        <text:list-item>
          <text:p text:style-name="P6"><text:span text:style-name="T1">“The lack of clear economic progress for lower- and middle-income families is in itself an important reason to seek a more equal distribution of income.” (Krugman 561)</text:span></text:p>
        </text:list-item>
        <text:list-item>
          <text:p text:style-name="P6"><text:span text:style-name="T1">“High inequality,k which has turned us into a nation with a much-weakened middle class, has a corrosive effect on social relations and politics, one that has become ever more apparent as America has moved deeper into a new Gilded Age.” (Krugman 562)</text:span></text:p>
        </text:list-item>
        <text:list-item>
          <text:p text:style-name="P6"><text:span text:style-name="T1">“It matters a great deal that millions of middle-class families buy houses they can't really afford, taking on more mortgage debt than they can safely handle, because they're desperate to send their children to a good school—and intensifying inequality means that the desirable school districts are growing fewer in number, and more expensive to live in.” (Krugman 563-564)</text:span></text:p>
        </text:list-item>
        <text:list-item>
          <text:p text:style-name="P6"><text:span text:style-name="T1">“If you truly believe that all Americans are entitled to an equal chance at the starting line, that's an argument for doing something to reduce inequality.” (Krugman 567). </text:span></text:p>
        </text:list-item>
        <text:list-item>
          <text:p text:style-name="P6"><text:span text:style-name="T1">“And there's another way in which inequality damages us: It corrupts our politics.” (Krugman 567)</text:span></text:p>
          <text:p text:style-name="P6"><text:span text:style-name="T1"/></text:p>
        </text:list-item>
        <text:list-item>
          <text:p text:style-name="P6">Becker/Murphy</text:p>
        </text:list-item>
        <text:list-item>
          <text:p text:style-name="P5"><text:soft-page-break/>“But as the example of China—or India, for that matter—illustrates, the rise in inequality does not occur in a vacuum.”(Becker/Murphy 582)</text:p>
        </text:list-item>
        <text:list-item>
          <text:p text:style-name="P5">“In the case of China and India, the rise in inequality came along with the acceleration of economic growth that raised the standard of living for both the rich and the poor.” (Bcker/Murphy 582)</text:p>
        </text:list-item>
        <text:list-item>
          <text:p text:style-name="P5">“The potential generated by higher returns to education extends from individuals to the economy as a whole.” (Becker/Murphy 585)</text:p>
        </text:list-item>
        <text:list-item>
          <text:p text:style-name="P5">“Higher returns to education will accelerate growth in living standards as existing investments have a higher return, and additional investments in education will be made in response to higher returns.” (Becker/Murphy 587)</text:p>
        </text:list-item>
        <text:list-item>
          <text:p text:style-name="P5">“We conclude that the forces raising earnings inequality in the United States are beneficial to the extent that they reflect higher returns to investments in education and other human capital.” (Becker/Murphy 587)</text:p>
        </text:list-item>
        <text:list-item>
          <text:p text:style-name="P5">“Attempts to raise taxes and impose other penalties on the higher earnings that come from greater skills could greatly reduce the productivity of the world's leading economy by discouraging investments in its most productive and precious form of capital—human capital.” (Becker/Murphy 588)</text:p>
        </text:list-item>
      </text:list>
      <text:list xml:id="list32615510" text:continue-list="list32591673" text:style-name="L1">
        <text:list-header>
          <text:p text:style-name="P3"/>
        </text:list-header>
        <text:list-item>
          <text:p text:style-name="P3">Reviewed the Topic Sentences Handout on Moodle</text:p>
          <text:p text:style-name="P3"/>
        </text:list-item>
        <text:list-item>
          <text:p text:style-name="P3">The first main idea that my readers need to understand is that income inequality is eroding the American middle class. They need to grasp this idea first because I intend to agree with Krugman that income inequality in America needs to be addressed, and the debilitating effects of income inequality provide a strong emotional reason to agree with Krugman/myself that income inequality needs tackling. It's also important that my readers understand this idea because it lays the foundation for my second paragraph (responding to Becker and Murphy's article), in which I argue that Becker and Murphy don't sufficiently address the negative impact of income inequality on the American middle class.</text:p>
          <text:p text:style-name="P3"><text:span text:style-name="T2"/></text:p>
        </text:list-item>
        <text:list-item>
          <text:p text:style-name="P3"><text:span text:style-name="T2">In their article “The Upside of Income Inequality”, Gary Becker and Kevin Murphy argue, rather dubiously, that rising levels of income inequality in America are driven by an increased valuation of education and skill development, and so new policies aimed at reducing inequality would discourage young Americans from pursing an education. That should be avoided, they claim, because, “The potential generated by higher returns to education extends from individuals to the economy as a whole,” (585) and because, “Higher returns to education will accelerate growth in living standards as existing investments have a higher return, and additional investments in education will be made in response to higher returns” (585-586). However, in his essay “Confronting Inequality”, Paul Krugman makes a more compelling case for caring about income inequality in modern America, and lays out a plan for addressing it. The American government should institute new policies to combat income inequality, he argues, because “vast income inequality inevitably brings vast social inequality in its train. And this social inequality... has real, negative consequences for the way people live in this country” (563). Thus, he asserts, the American government should step in and reduce income inequality by increasing taxes, raising the minimum wage, and empowering unions. </text:span></text:p>
          <text:p text:style-name="P3"><text:span text:style-name="T2"/></text:p>
        </text:list-item>
        <text:list-item>
          <text:p text:style-name="P3"><text:span text:style-name="T2">The foundation of Krugman's argument is that income inequality is destroying the American middle-class and turning America into a two-tiered society. He gets right to the point, writing in the third paragraph of his essay that, “High inequality, which has turned us into a nation with a </text:span><text:soft-page-break/><text:span text:style-name="T2">much-weakened middle class, has a corrosive effect on social relations and politics, one that has become ever more apparent as America has moved deeper into a new Gilded Age” (562). He then elaborates on the process by which inequality takes a toll on the middle class, writing that, “It matters a great deal that millions of middle-class families buy houses they can't really afford, taking on more mortgage debt than they can safely handle, because they're desperate to send their children to a good school—and intensifying inequality means that the desirable districts are growing fewer in number, and more expensive to live in” (Krugman 564). <text:s/>“Mobility is highest in the Scandinavian countries, and most results suggest that mobility is lower in the United States than it is in France, Canada, and maybe even Britain” (Krugman 567). </text:span></text:p>
          <text:p text:style-name="P3"><text:span text:style-name="T2"/></text:p>
        </text:list-item>
        <text:list-item>
          <text:p text:style-name="P3"><text:span text:style-name="T2">Becker and Murphy argue that income inequality is actually desirable because it's the result of an increased valuation of education in American society, but fail to address the fact that income inequality reduces middle-class Americans' ability to purse a quality education. They argue that, “Higher returns to education will accelerate growth in living standards as existing investments have a higher return, and additional investments in education will be made in response to higher returns” (Becker/Murphy 586). Thus, they write that “We conclude that the forces raising earnings inequality in the United States are beneficial to the extent that they reflect higher returns to investments in education and other human capital” (Becker/Murphy 587). <text:s/>Although I agree with Becker and Murphy that Americans should be encouraged to pursue an education, I disagree with their conclusion that income inequality is desirable as long as it encourages the pursuit of education. Their line of reasoning fails to take into account the fact that as income inequality in America increases, fewer middle-class Americans are able to obtain a high quality education, thus reducing the prospects of young middle-class Americans and increasing the likelihood that they fall into the lower class. As evidence of how an increase in inequality can have a positive effect on a society, they cite the recent development of China and India. They that, “as the example of China—or India, for that matter—illustrates, the rise in inequality does not occur in a vacuum. In the case of China and India, the rise in inequality came along with an acceleration of economic growth that raised the standards of living for both the rich and the poor” (Becker/Murphy 582). However, in using China and India to argue that income inequality can be desirable in the United States, Becker and Murphy conveniently fail to mention that the United States' economic and social situation differs vastly from China's and India's. America is a first-world nation that developed a strong middle class more than half a century ago, whereas China and India are both in the process of developing a middle class for the first time as part of vast, recent changes to their economies. Unlike America, they lack a established middle-class at risk of slipping into the lower class; thus their conditions are not comparable to America's and no conclusion can be drawn about the effects of income inequality in American society from their situations.</text:span></text:p>
          <text:p text:style-name="P3"><text:span text:style-name="T2"/></text:p>
        </text:list-item>
        <text:list-item>
          <text:p text:style-name="P3"><text:span text:style-name="T2">I re-read my summary paragraph to make sure it points to my position</text:span></text:p>
          <text:p text:style-name="P3"><text:span text:style-name="T2"/></text:p>
        </text:list-item>
        <text:list-item>
          <text:p text:style-name="P3"><text:span text:style-name="T2">The foundation of Krugman's argument is that income inequality is destroying the American middle-class, specifically that, “High inequality, which has turned us into a nation with a much-weakened middle class, has a corrosive effect on social relations and politics, one that has become ever more apparent as America has moved deeper into a new Gilded Age” (562). He elaborates on the process by which inequality takes a toll on the middle class, writing that,“It matters a great deal that millions of middle-class families buy houses they can't really afford, taking on more mortgage debt than they can safely handle, because they're desperate to send their children to a good school—and intensifying inequality means that the desirable districts are growing fewer in number, and more expensive to live in” (Krugman 564). They argue that, </text:span><text:soft-page-break/><text:span text:style-name="T2">“Higher returns to education will accelerate growth in living standards as existing investments have a higher return, and additional investments in education will be made in response to higher returns,” (Becker/Murphy 586) and therefore that, “the forces raising earnings inequality in the United States are beneficial to the extent that they reflect higher returns to investments in education and other human capital” (Becker/Murphy 586). Although I agree with Becker and Murphy that an increased valuation of education in America is positive, I disagree with their conclusion that income inequality is desirable as long at it encourages the pursuit of an education because it doesn't take into account the fact that income inequality reduces middle-class Americans' ability to pursue an education. As evidence of how an increase in inequality can have a positive effect on a society, Becker and Murphy cite the recent development of China and India, writing that, “as the example of China—or India, for that matter—illustrates, the rise in inequality does not occur in a vacuum. In the case of China and India, the rise in inequality came along with an acceleration of economic growth that raised the standards of living for both the rich and the poor” (Becker/Murphy 582). However, in using China and India to argue that income inequality can be desirable in the United States, Becker and Murphy conveniently fail to mention that unlike America, China and India lack an established middle-class at risk for corrosion and that therefore, their situations are not comparable to America's. </text:span></text:p>
          <text:p text:style-name="P3"><text:span text:style-name="T2"/></text:p>
        </text:list-item>
        <text:list-item>
          <text:p text:style-name="P3"><text:span text:style-name="T2">For my additional article, I've chosen Liam O'Connor's piece for </text:span><text:span text:style-name="T5">The Observer</text:span><text:span text:style-name="T2"> titled </text:span><text:a xlink:type="simple" xlink:href="http://ndsmcobserver.com/2016/02/why-income-inequality-matters/" text:style-name="Internet_20_link" text:visited-style-name="Visited_20_Internet_20_Link"><text:span text:style-name="T2">“Why Income Inequality Matters”</text:span></text:a><text:span text:style-name="T2">. Specifically, I want to direct my readers to the twelfth paragraph of his article, where he argues that income inequality threatens the quality of American democracy because low-income Americans are disproportionately affected by barriers to voting. Thus, as income inequality erodes the middle class, more and more Americans are having their ability to make their voice heard reduced. Given that Americans (i.e. my readers) generally feel significant pride in America's democratic nature and history, pointing out that income inequality presents a threat to American democracy by increasingly suppressing Americans' ability to vote should present a strong reason for them to agree that income inequality needs addressing.</text:span></text:p>
          <text:p text:style-name="P3"><text:span text:style-name="T2"/></text:p>
        </text:list-item>
        <text:list-item>
          <text:p text:style-name="P3"><text:span text:style-name="T2">Left untouched by Becker and Murphy, and even by Krugman, is the issue of voter turnout in American and how it's connected to rising inequality. In America, </text:span><text:a xlink:type="simple" xlink:href="http://ndsmcobserver.com/2016/02/why-income-inequality-matters/" text:style-name="Internet_20_link" text:visited-style-name="Visited_20_Internet_20_Link"><text:span text:style-name="T2">barriers to voting, such as voter ID laws and felon disenfranchisement, disproportionately affect low-income individuals</text:span></text:a><text:span text:style-name="T2">. Thus, as income inequality increases, Americans who fall out of the middle class have an increasingly difficult time making their voices heard through the voting system. The result is that the preferences of high-income Americans (who, more than others, favor policies that contribute to income inequality) increasingly have a disproportionate level of influence of American politics. So, as income inequality increases, it creates a positive feedback loop of further growing inequality and skewed voter turnout as the issues that reduce voting among lower-income voters affect more and more Americans. Health of democrac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Winkler</meta:initial-creator>
    <meta:creation-date>2016-02-15T16:10:33.90</meta:creation-date>
    <meta:generator>OpenOffice/4.1.2$Win32 OpenOffice.org_project/412m3$Build-9782</meta:generator>
    <meta:document-statistic meta:table-count="0" meta:image-count="0" meta:object-count="0" meta:page-count="4" meta:paragraph-count="28" meta:word-count="2269" meta:character-count="14252"/>
    <dc:date>2016-02-16T12:42:25.42</dc:date>
    <dc:creator>Michael Winkler</dc:creator>
    <meta:editing-duration>PT20H31M51S</meta:editing-duration>
    <meta:editing-cycles>1</meta:editing-cycles>
  </office:meta>
</office:document-meta>
</file>